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goe UI Symbol" svg:font-family="'Segoe UI Symbol'" style:font-family-generic="roman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ntarell" fo:font-weight="bold" officeooo:rsid="0015939b" officeooo:paragraph-rsid="0015939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ntarell" fo:font-weight="normal" officeooo:rsid="0015939b" officeooo:paragraph-rsid="0015939b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ntarell" fo:font-weight="normal" officeooo:rsid="0015939b" officeooo:paragraph-rsid="0019985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ntarell" fo:font-weight="normal" officeooo:rsid="00186ca7" officeooo:paragraph-rsid="0015939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ntarell" fo:font-weight="normal" officeooo:rsid="001d09a1" officeooo:paragraph-rsid="001d09a1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ntarell" style:text-underline-style="none" fo:font-weight="normal" officeooo:rsid="0016aa12" officeooo:paragraph-rsid="0015939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ntarell" style:text-underline-style="none" fo:font-weight="normal" officeooo:rsid="0015939b" officeooo:paragraph-rsid="0015939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ntarell" style:text-underline-style="none" fo:font-weight="normal" officeooo:rsid="00186ca7" officeooo:paragraph-rsid="0015939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ntarell" style:text-underline-style="none" fo:font-weight="normal" officeooo:rsid="00199853" officeooo:paragraph-rsid="0019985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ntarell" style:text-underline-style="none" fo:font-weight="normal" officeooo:rsid="001d6bfd" officeooo:paragraph-rsid="001d6bf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ntarell" style:text-underline-style="none" fo:font-weight="normal" officeooo:rsid="001f0b3b" officeooo:paragraph-rsid="001f0b3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ntarell" style:text-underline-style="none" fo:font-weight="bold" officeooo:rsid="0015939b" officeooo:paragraph-rsid="0015939b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antarell" style:text-underline-style="none" fo:font-weight="bold" officeooo:rsid="0016aa12" officeooo:paragraph-rsid="0016aa12" style:font-weight-asian="bold" style:font-weight-complex="bold"/>
    </style:style>
    <style:style style:name="P14" style:family="paragraph" style:parent-style-name="Standard">
      <style:text-properties style:font-name="Cantarell" style:text-underline-style="none" fo:font-weight="bold" officeooo:rsid="0016aa12" officeooo:paragraph-rsid="0016aa12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antarell" fo:font-weight="bold" officeooo:rsid="0023392f" officeooo:paragraph-rsid="0023392f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antarell" style:text-underline-style="solid" style:text-underline-width="auto" style:text-underline-color="font-color" fo:font-weight="normal" officeooo:rsid="0023392f" officeooo:paragraph-rsid="0023392f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ntarell" fo:font-weight="normal" officeooo:rsid="0015939b" officeooo:paragraph-rsid="0027b429" style:font-weight-asian="normal" style:font-weight-complex="normal"/>
    </style:style>
    <style:style style:name="P18" style:family="paragraph" style:parent-style-name="Standard">
      <style:text-properties officeooo:rsid="001f0b3b" officeooo:paragraph-rsid="0028f78f"/>
    </style:style>
    <style:style style:name="P19" style:family="paragraph" style:parent-style-name="Standard">
      <style:text-properties fo:language="fr" fo:country="FR" fo:font-weight="bold" officeooo:rsid="0028f78f" officeooo:paragraph-rsid="0028f78f" style:font-weight-asian="bold" style:font-weight-complex="bold"/>
    </style:style>
    <style:style style:name="P20" style:family="paragraph" style:parent-style-name="Standard">
      <style:text-properties fo:language="fr" fo:country="FR" fo:font-weight="normal" officeooo:rsid="0028f78f" officeooo:paragraph-rsid="0028f78f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99853"/>
    </style:style>
    <style:style style:name="T4" style:family="text">
      <style:text-properties style:text-underline-style="none" officeooo:rsid="001d09a1"/>
    </style:style>
    <style:style style:name="T5" style:family="text">
      <style:text-properties style:text-underline-style="none" officeooo:rsid="0025f1a3"/>
    </style:style>
    <style:style style:name="T6" style:family="text">
      <style:text-properties fo:color="#ff0000" style:text-underline-style="solid" style:text-underline-width="auto" style:text-underline-color="font-color"/>
    </style:style>
    <style:style style:name="T7" style:family="text">
      <style:text-properties fo:color="#ff0000" style:text-underline-style="none"/>
    </style:style>
    <style:style style:name="T8" style:family="text">
      <style:text-properties fo:color="#ff0000" style:text-underline-style="none" officeooo:rsid="00186ca7"/>
    </style:style>
    <style:style style:name="T9" style:family="text">
      <style:text-properties fo:color="#ff0000" style:text-underline-style="none" officeooo:rsid="00199853"/>
    </style:style>
    <style:style style:name="T10" style:family="text">
      <style:text-properties fo:color="#ff0000" style:text-underline-style="none" officeooo:rsid="001d09a1"/>
    </style:style>
    <style:style style:name="T11" style:family="text">
      <style:text-properties fo:color="#ff0000" style:text-underline-style="none" officeooo:rsid="001d6bfd"/>
    </style:style>
    <style:style style:name="T12" style:family="text">
      <style:text-properties fo:color="#ff0000" style:font-name="Cantarell" style:text-underline-style="none" fo:font-weight="normal" style:font-weight-asian="normal" style:font-weight-complex="normal"/>
    </style:style>
    <style:style style:name="T13" style:family="text">
      <style:text-properties fo:color="#ff0000" style:font-name="Cantarell"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officeooo:rsid="00186ca7"/>
    </style:style>
    <style:style style:name="T15" style:family="text">
      <style:text-properties style:font-name="Cantarell" style:text-underline-style="none"/>
    </style:style>
    <style:style style:name="T16" style:family="text">
      <style:text-properties style:font-name="Cantarell" style:text-underline-style="none" fo:font-weight="normal" style:font-weight-asian="normal" style:font-weight-complex="normal"/>
    </style:style>
    <style:style style:name="T17" style:family="text">
      <style:text-properties style:font-name="Cantarell" style:text-underline-style="none" fo:font-weight="normal" officeooo:rsid="0016aa12" style:font-weight-asian="normal" style:font-weight-complex="normal"/>
    </style:style>
    <style:style style:name="T18" style:family="text">
      <style:text-properties style:font-name="Cantarell" style:text-underline-style="none" fo:font-weight="normal" officeooo:rsid="001f89f8" style:font-weight-asian="normal" style:font-weight-complex="normal"/>
    </style:style>
    <style:style style:name="T19" style:family="text">
      <style:text-properties style:font-name="Cantarell" style:text-underline-style="none" officeooo:rsid="0029fa8d"/>
    </style:style>
    <style:style style:name="T20" style:family="text">
      <style:text-properties fo:color="#333333" style:text-underline-style="none"/>
    </style:style>
    <style:style style:name="T21" style:family="text">
      <style:text-properties fo:color="#333333" style:text-underline-style="none" officeooo:rsid="00186ca7"/>
    </style:style>
    <style:style style:name="T22" style:family="text">
      <style:text-properties fo:color="#333333" style:text-underline-style="none" officeooo:rsid="001f0b3b"/>
    </style:style>
    <style:style style:name="T23" style:family="text">
      <style:text-properties fo:color="#000000" style:text-underline-style="none"/>
    </style:style>
    <style:style style:name="T24" style:family="text">
      <style:text-properties fo:color="#000000" style:text-underline-style="none" officeooo:rsid="0028f78f"/>
    </style:style>
    <style:style style:name="T25" style:family="text">
      <style:text-properties fo:language="fr" fo:country="F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SSAGE AU RELATIONNEL</text:p>
      <text:p text:style-name="P15">Légende</text:p>
      <text:p text:style-name="P16">attribut<text:span text:style-name="T2"> : clé primaire<text:tab/></text:span><text:span text:style-name="T7">attribut </text:span><text:span text:style-name="T23">: clé étrangère</text:span></text:p>
      <text:p text:style-name="P16"><text:span text:style-name="T23"/></text:p>
      <text:p text:style-name="P1">Entités simples</text:p>
      <text:p text:style-name="P2">Vente (<text:span text:style-name="T1">id_vente</text:span>, heure_fin, date_fin, prix_depart, <text:span text:style-name="T8">id_salle, </text:span><text:span text:style-name="T10">id_produit</text:span><text:span text:style-name="T24">)</text:span></text:p>
      <text:p text:style-name="P4"><text:tab/>- id_salle non nul et référence Salle</text:p>
      <text:p text:style-name="P2"><text:tab/><text:span text:style-name="T14">-id_produit non nul et référence Produit</text:span></text:p>
      <text:p text:style-name="P3">Enchere(<text:span text:style-name="T1">id_enchere</text:span><text:span text:style-name="T2">, prix_achat, heure, date, quantite_proposee, </text:span><text:span text:style-name="T9">email_utilisateur,</text:span><text:span text:style-name="T11">id_vente</text:span><text:span text:style-name="T2">)</text:span></text:p>
      <text:p text:style-name="P9"><text:tab/>- email_utilisateur non nul et référence Utilisateur</text:p>
      <text:p text:style-name="P10"><text:tab/>- id_vente non nul et référence Vente</text:p>
      <text:p text:style-name="P2"><text:span text:style-name="T2">Produit (</text:span><text:span text:style-name="T1">id_produit</text:span><text:span text:style-name="T2">, s</text:span><text:span text:style-name="T5">t</text:span><text:span text:style-name="T2">ock, nom, prix_revient, </text:span><text:span text:style-name="T9">email_utilisateur</text:span><text:span text:style-name="T2">)</text:span></text:p>
      <text:p text:style-name="P2"><text:span text:style-name="T3"><text:tab/>- email_utilisateur non nul et référence Utilisateu</text:span><text:span text:style-name="T4">r</text:span></text:p>
      <text:p text:style-name="P5"><text:span text:style-name="T4"><text:tab/>- </text:span><text:span text:style-name="T2">vérifier que chaque produit est associé à au maximum 1 vente</text:span></text:p>
      <text:p text:style-name="P2"><text:span text:style-name="T2">Categorie (</text:span><text:span text:style-name="T1">nom</text:span><text:span text:style-name="T2">, description)</text:span></text:p>
      <text:p text:style-name="P2"><text:span text:style-name="T2">Utilisateur (</text:span><text:span text:style-name="T1">email</text:span><text:span text:style-name="T2">, nom, prenom, adresse)</text:span></text:p>
      <text:p text:style-name="P17"><text:span text:style-name="T2">Salle (</text:span><text:span text:style-name="T1">id_salle</text:span><text:span text:style-name="T21">, </text:span><text:span text:style-name="T22">montante, duree_limitee, revocable, enchère_libre,</text:span><text:span text:style-name="T20"> </text:span><text:span text:style-name="T8">nom_categorie</text:span><text:span text:style-name="T2">)</text:span></text:p>
      <text:p text:style-name="P8"><text:tab/>- nom_categorie non nul et référence Categorie</text:p>
      <text:p text:style-name="P10"><text:tab/>- vérifier que chaque salle sert au moins dans une vente</text:p>
      <text:p text:style-name="P6"/>
      <text:p text:style-name="P12">Entités faibles</text:p>
      <text:p text:style-name="P2"><text:span text:style-name="T2">Caractéristique (</text:span><text:span text:style-name="T6">id_produit</text:span><text:span text:style-name="T2">, </text:span><text:span text:style-name="T1">nom</text:span><text:span text:style-name="T2">, valeur)</text:span></text:p>
      <text:p text:style-name="P7"><text:tab/>- id_produit référence Produit</text:p>
      <text:p text:style-name="P7"/>
      <text:p text:style-name="P13">Sous-type</text:p>
      <text:p text:style-name="P11">On choisit de faire une unification de tous les sous-types → on rajoute les attributs “montante”, “duree_limitée”, “revocable”, “enchère_libre” dans la table Salle.</text:p>
      <text:p text:style-name="P14"/>
      <text:p text:style-name="P14">Association avec cardinalité x..*</text:p>
      <text:p text:style-name="P18"><text:span text:style-name="T17">F</text:span><text:span text:style-name="T16">ait_partie (</text:span><text:span text:style-name="T13">nom_categorie</text:span><text:span text:style-name="T12">, </text:span><text:span text:style-name="T13">id_produit</text:span><text:span text:style-name="T16">)<text:tab/><text:tab/></text:span><text:span text:style-name="T18">(nom de table dans SQL : CategorieProduit)<text:tab/></text:span><text:span text:style-name="T16">- vérifier qu’une catégorie a au moins un produit</text:span></text:p>
      <text:p text:style-name="P18"><text:soft-page-break/><text:span text:style-name="T16"><text:tab/>- vérifier qu’un produit fait partie d’au moins une catégorie</text:span></text:p>
      <text:p text:style-name="P19"><text:span text:style-name="T15">Formes normales</text:span></text:p>
      <text:p text:style-name="P20"><text:span text:style-name="T15">1FN : Pour toutes les tables, les attributs sont tous atomiques, leur division n’apporte pas d’information supplémentaire.</text:span></text:p>
      <text:p text:style-name="P20"><text:span text:style-name="T15">2FN : Pour toutes les tables ayant une clef primaire avec un seul attribut, la 2FN est vérifiée trivialement. Pour la table Caractéristique, l’attribut non clef “valeur” dépend de “id_produit” et “nom” indissociablement, donc la table vérifie la 2FN.</text:span></text:p>
      <text:p text:style-name="P20"><text:span text:style-name="T15">3FN : pour toutes les tables, chaque attribut non clef dépend exclusivement de la clef</text:span></text:p>
      <text:p text:style-name="P20"><text:span text:style-name="T19">3</text:span><text:span text:style-name="T15">FNBC</text:span><text:span text:style-name="T19">K</text:span><text:span text:style-name="T15"> : toutes nos dépendances fonctionnelles ont pour déterminant des clés primaires, par conséquent, aucun attribut non clef détermine en partie sa clef. Cela vérifie la FNBC.</text:span></text:p>
      <text:p text:style-name="P20"><text:span text:style-name="T15"/></text:p>
      <text:p text:style-name="P20"><text:span text:style-name="T15"/></text:p>
      <text:p text:style-name="P20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goe UI Symbol" svg:font-family="'Segoe UI Symbol'" style:font-family-generic="roman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width="0.0138in" svg:stroke-color="#41719c" draw:stroke-linejoin="miter" draw:fill-color="#5b9bd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margin-top="0in" fo:margin-bottom="0.111in" loext:contextual-spacing="false" fo:line-height="107%" fo:orphans="2" fo:widows="2" fo:hyphenation-ladder-count="no-limit" style:shadow="none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ormal" style:family="paragraph">
      <style:paragraph-properties fo:margin-left="0.0819in" fo:margin-right="0in" fo:margin-top="0in" fo:margin-bottom="0.022in" loext:contextual-spacing="false" fo:line-height="103%" fo:text-align="justify" style:justify-single-word="false" fo:hyphenation-ladder-count="no-limit" fo:text-indent="-0.0071in" style:auto-text-indent="false">
        <style:tab-stops/>
      </style:paragraph-properties>
      <style:text-properties fo:color="#000000"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2" style:display-name="Heading 2" style:family="paragraph" style:next-style-name="Normal" style:default-outline-level="2" style:list-style-name="" style:class="text">
      <style:paragraph-properties fo:margin-left="0.6972in" fo:margin-right="0in" fo:margin-top="0in" fo:margin-bottom="0.0402in" loext:contextual-spacing="false" fo:keep-together="always" fo:hyphenation-ladder-count="no-limit" fo:text-indent="-0.0071in" style:auto-text-indent="false" fo:keep-with-next="always">
        <style:tab-stops/>
      </style:paragraph-properties>
      <style:text-properties fo:color="#000000"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1" style:display-name="Heading 1" style:family="paragraph" style:next-style-name="Normal" style:default-outline-level="1" style:list-style-name="" style:class="text">
      <style:paragraph-properties fo:margin-left="0.0071in" fo:margin-right="0.0193in" fo:margin-top="0in" fo:margin-bottom="0.0138in" loext:contextual-spacing="false" fo:keep-together="always" fo:hyphenation-ladder-count="no-limit" fo:text-indent="-0.0071in" style:auto-text-indent="false" fo:keep-with-next="always">
        <style:tab-stops/>
      </style:paragraph-properties>
      <style:text-properties fo:color="#000000" style:font-name="Arial" fo:font-family="Arial" style:font-family-generic="swiss" style:font-pitch="variable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WW_5f_CharLFO5LVL9" style:display-name="WW_CharLFO5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8" style:display-name="WW_CharLFO5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7" style:display-name="WW_CharLFO5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6" style:display-name="WW_CharLFO5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5" style:display-name="WW_CharLFO5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4" style:display-name="WW_CharLFO5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3" style:display-name="WW_CharLFO5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2" style:display-name="WW_CharLFO5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1" style:display-name="WW_CharLFO5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style:text-underline-style="none" fo:font-weight="normal" fo:background-color="transparent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/>
    </style:style>
    <style:style style:name="WW_5f_CharLFO4LVL9" style:display-name="WW_CharLFO4LVL9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4LVL8" style:display-name="WW_CharLFO4LVL8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4LVL7" style:display-name="WW_CharLFO4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6" style:display-name="WW_CharLFO4LVL6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4LVL5" style:display-name="WW_CharLFO4LVL5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4LVL4" style:display-name="WW_CharLFO4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3" style:display-name="WW_CharLFO4LVL3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4LVL2" style:display-name="WW_CharLFO4LVL2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4LVL1" style:display-name="WW_CharLFO4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9" style:display-name="WW_CharLFO3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8" style:display-name="WW_CharLFO3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7" style:display-name="WW_CharLFO3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6" style:display-name="WW_CharLFO3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5" style:display-name="WW_CharLFO3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4" style:display-name="WW_CharLFO3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3" style:display-name="WW_CharLFO3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2" style:display-name="WW_CharLFO3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1" style:display-name="WW_CharLFO3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2LVL9" style:display-name="WW_CharLFO2LVL9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2LVL8" style:display-name="WW_CharLFO2LVL8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2LVL7" style:display-name="WW_CharLFO2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2LVL6" style:display-name="WW_CharLFO2LVL6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2LVL5" style:display-name="WW_CharLFO2LVL5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2LVL4" style:display-name="WW_CharLFO2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2LVL3" style:display-name="WW_CharLFO2LVL3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2LVL2" style:display-name="WW_CharLFO2LVL2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2LVL1" style:display-name="WW_CharLFO2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1" style:display-name="WW_CharLFO1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OUTLINELVL2" style:display-name="WW_CharOUTLINE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OUTLINELVL1" style:display-name="WW_CharOUTLINE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style:text-underline-style="none" fo:font-weight="normal" fo:background-color="transparent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/>
    </style:style>
    <style:style style:name="Heading_20_1_20_Char" style:display-name="Heading 1 Char" style:family="text">
      <style:text-properties fo:color="#000000" style:font-name="Arial" fo:font-family="Arial" style:font-family-generic="swiss" style:font-pitch="variable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/>
    </style:style>
    <style:style style:name="Heading_20_2_20_Char" style:display-name="Heading 2 Char" style:family="text">
      <style:text-properties fo:color="#000000"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2:27:45.198140793</meta:creation-date>
    <meta:generator>LibreOffice/5.3.6.1$Linux_X86_64 LibreOffice_project/30$Build-1</meta:generator>
    <dc:date>2018-11-26T12:38:20.201538507</dc:date>
    <meta:editing-duration>PT42M6S</meta:editing-duration>
    <meta:editing-cycles>13</meta:editing-cycles>
    <meta:document-statistic meta:table-count="0" meta:image-count="0" meta:object-count="0" meta:page-count="2" meta:paragraph-count="31" meta:word-count="279" meta:character-count="2000" meta:non-whitespace-character-count="1741"/>
  </office:meta>
</office:document-meta>
</file>